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06cm" draw:marker-start-width="0.359cm" draw:marker-end-width="0.359cm" draw:fill="solid" draw:textarea-vertical-align="middle" fo:padding-top="0.178cm" fo:padding-bottom="0.178cm" fo:padding-left="0.303cm" fo:padding-right="0.303cm"/>
    </style:style>
    <style:style style:name="gr2" style:family="graphic" style:parent-style-name="standard">
      <style:graphic-properties draw:stroke="none" svg:stroke-color="#000000" draw:fill="none" draw:fill-color="#ffffff" fo:min-height="2.198cm"/>
      <style:paragraph-properties style:writing-mode="lr-tb"/>
    </style:style>
    <style:style style:name="gr3" style:family="graphic" style:parent-style-name="standard">
      <style:graphic-properties svg:stroke-opacity="0%" draw:fill="solid" draw:fill-color="#6495ed" draw:opacity="70%" draw:textarea-vertical-align="middle" draw:auto-grow-height="false" fo:min-height="7.498cm" fo:min-width="7.249cm"/>
    </style:style>
    <style:style style:name="gr4" style:family="graphic" style:parent-style-name="standard">
      <style:graphic-properties svg:stroke-opacity="0%" draw:opacity="70%" draw:textarea-vertical-align="middle" draw:auto-grow-height="false" fo:min-height="7.996cm" fo:min-width="7.401cm"/>
    </style:style>
    <style:style style:name="gr5" style:family="graphic" style:parent-style-name="standard">
      <style:graphic-properties draw:stroke="none" svg:stroke-color="#000000" draw:fill="none" draw:fill-color="#ffffff" fo:min-height="2.199cm"/>
      <style:paragraph-properties style:writing-mode="lr-tb"/>
    </style:style>
    <style:style style:name="P1" style:family="paragraph">
      <loext:graphic-properties draw:fill="solid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fo:color="#3465a4"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P3" style:family="paragraph">
      <loext:graphic-properties draw:fill="solid" draw:fill-color="#6495ed" draw:opacity="70%"/>
      <style:paragraph-properties fo:text-align="center"/>
    </style:style>
    <style:style style:name="P4" style:family="paragraph">
      <loext:graphic-properties draw:opacity="70%"/>
      <style:paragraph-properties fo:text-align="center"/>
    </style:style>
    <style:style style:name="T1" style:family="text">
      <style:text-properties fo:color="#3465a4"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0.152cm" svg:y1="7.529cm" svg:x2="10.152cm" svg:y2="23.23cm">
          <text:p/>
        </draw:line>
        <draw:line draw:style-name="gr1" draw:text-style-name="P1" draw:layer="layout" svg:x1="0.977cm" svg:y1="15.481cm" svg:x2="19.532cm" svg:y2="15.481cm">
          <text:p/>
        </draw:line>
        <draw:frame draw:style-name="gr2" draw:text-style-name="P2" draw:layer="layout" svg:width="4.484cm" svg:height="2.448cm" svg:x="10.612cm" svg:y="7.366cm">
          <draw:text-box>
            <text:p><text:span text:style-name="T1">90°</text:span></text:p>
          </draw:text-box>
        </draw:frame>
        <draw:frame draw:style-name="gr2" draw:text-style-name="P2" draw:layer="layout" svg:width="4.487cm" svg:height="2.448cm" svg:x="10.56cm" svg:y="21.709cm">
          <draw:text-box>
            <text:p><text:span text:style-name="T1">270°</text:span></text:p>
          </draw:text-box>
        </draw:frame>
        <draw:custom-shape draw:style-name="gr3" draw:text-style-name="P3" draw:layer="layout" svg:width="7.749cm" svg:height="7.748cm" draw:transform="skewX (0.000174532925199433) rotate (-1.56468767441292) translate (14.001cm 11.583cm)">
          <text:p/>
          <draw:enhanced-geometry draw:glue-point-type="segments" draw:type="mso-spt100" draw:modifiers="-90 60.6214671127566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4" draw:text-style-name="P4" draw:layer="layout" svg:width="7.9cm" svg:height="8.245cm" draw:transform="skewX (0.0633554518473942) rotate (0.149923782746313) translate (9.17cm 10.923cm)">
          <text:p/>
          <draw:enhanced-geometry svg:viewBox="0 0 21600 21600" draw:mirror-horizontal="true" draw:text-areas="0 0 21600 21600" draw:type="circular-arrow" draw:modifiers="-174.444132915694 -85.8516310494777 9103.42189985492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2" draw:text-style-name="P2" draw:layer="layout" svg:width="4.484cm" svg:height="2.448cm" svg:x="0.919cm" svg:y="15.872cm">
          <draw:text-box>
            <text:p><text:span text:style-name="T1">180°</text:span></text:p>
          </draw:text-box>
        </draw:frame>
        <draw:frame draw:style-name="gr5" draw:text-style-name="P2" draw:layer="layout" svg:width="2.137cm" svg:height="2.449cm" svg:x="18.283cm" svg:y="15.556cm">
          <draw:text-box>
            <text:p><text:span text:style-name="T1">0°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03T08:39:56.454637511</meta:creation-date>
    <dc:date>2021-06-16T08:15:07.721781224</dc:date>
    <meta:editing-duration>PT18M34S</meta:editing-duration>
    <meta:editing-cycles>9</meta:editing-cycles>
    <meta:generator>LibreOffice/6.4.7.2$Linux_X86_64 LibreOffice_project/40$Build-2</meta:generator>
    <meta:document-statistic meta:object-count="8"/>
  </office:meta>
</office:document-meta>
</file>